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paragraph-rsid="00141e72" style:font-size-asian="16pt" style:font-size-complex="16pt"/>
    </style:style>
    <style:style style:name="T1" style:family="text">
      <style:text-properties officeooo:rsid="00141e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ici disponibili:</text:p>
      <text:p text:style-name="P1"/>
      <text:p text:style-name="P2"><text:s/>01: ACERACEAE<text:tab/><text:tab/><text:tab/><text:tab/><text:tab/><text:span text:style-name="T1">02</text:span>: ALTRI POLLINI</text:p>
      <text:p text:style-name="P1"><text:s/>03: BETULACEAE <text:tab/><text:tab/><text:tab/><text:tab/>04: Alnus</text:p>
      <text:p text:style-name="P1"><text:s/>05: Betula<text:tab/><text:tab/><text:tab/><text:tab/><text:tab/><text:tab/>06: CANNABACEAE</text:p>
      <text:p text:style-name="P1"><text:s/>07: CHENO-AMAR<text:tab/><text:tab/><text:tab/><text:tab/>08: COMPOSITAE</text:p>
      <text:p text:style-name="P1"><text:s/>09: Altre compositae<text:tab/><text:tab/><text:tab/><text:tab/>10: Ambrosia</text:p>
      <text:p text:style-name="P1"><text:s/>11: Artemisia<text:tab/><text:tab/><text:tab/><text:tab/><text:tab/>12: CORYLACEAE (somma c+o)</text:p>
      <text:p text:style-name="P1"><text:s/>13: Carpinus/Ostrya<text:tab/><text:tab/><text:tab/><text:tab/>14: Carpinus</text:p>
      <text:p text:style-name="P1"><text:s/>15: Ostrya carpinifolia<text:tab/><text:tab/><text:tab/>16: Corylus avellana</text:p>
      <text:p text:style-name="P1"><text:s/>17: CUP-TAXACEAE<text:tab/><text:tab/><text:tab/><text:tab/>18: ERICACEAE</text:p>
      <text:p text:style-name="P1"><text:s/>19: EUPHORBIACEAE<text:tab/><text:tab/><text:tab/><text:tab/>20: FAGACEAE</text:p>
      <text:p text:style-name="P1"><text:s/>21: Castanea sativa<text:tab/><text:tab/><text:tab/><text:tab/>22: Fagus sylvatica</text:p>
      <text:p text:style-name="P1"><text:s/>23: Quercus<text:tab/><text:tab/><text:tab/><text:tab/><text:tab/>24: GRAMINEAE</text:p>
      <text:p text:style-name="P1"><text:s/>25: HIPPOCASTANACEAE<text:tab/><text:tab/><text:tab/>26: JUGLANDACEAE</text:p>
      <text:p text:style-name="P1"><text:s/>27: LAURACEAE<text:tab/><text:tab/><text:tab/><text:tab/><text:tab/>28: MIMOSACEAE</text:p>
      <text:p text:style-name="P1"><text:s/>29: MORACEAE<text:tab/><text:tab/><text:tab/><text:tab/><text:tab/>30: MYRTACEAE</text:p>
      <text:p text:style-name="P1"><text:s/>31: OLEACEAE<text:tab/><text:tab/><text:tab/><text:tab/><text:tab/>32: Altre oleaceae</text:p>
      <text:p text:style-name="P1"><text:s/>33: Fraxinus<text:tab/><text:tab/><text:tab/><text:tab/><text:tab/>34: Ligustrum</text:p>
      <text:p text:style-name="P1"><text:s/>35: Olea<text:tab/><text:tab/><text:tab/><text:tab/><text:tab/><text:tab/>36: PINACEAE</text:p>
      <text:p text:style-name="P1"><text:s/>37: PLANTAGINACEAE<text:tab/><text:tab/><text:tab/>38: PLATANACEAE</text:p>
      <text:p text:style-name="P1"><text:s/>39: POLLINI NON IDENTIFICATI<text:tab/><text:tab/>40: POLYGONACEAE</text:p>
      <text:p text:style-name="P1"><text:s/>41: SALICACEAE<text:tab/><text:tab/><text:tab/><text:tab/><text:tab/>42: Populus</text:p>
      <text:p text:style-name="P1"><text:s/>43: Salix<text:tab/><text:tab/><text:tab/><text:tab/><text:tab/><text:tab/>44: TILIACEAE</text:p>
      <text:p text:style-name="P1"><text:s/>45: ULMACEAE<text:tab/><text:tab/><text:tab/><text:tab/><text:tab/>46: UMBELLIFERAE</text:p>
      <text:p text:style-name="P1"><text:s/>47: URTICACEAE<text:tab/><text:tab/><text:tab/><text:tab/>48: Alternaria</text:p>
      <text:p text:style-name="P1"><text:s/>49: Botrytis<text:tab/><text:tab/><text:tab/><text:tab/><text:tab/>50: Cladosporium</text:p>
      <text:p text:style-name="P1"><text:s/>51: Curvularia<text:tab/><text:tab/><text:tab/><text:tab/><text:tab/>52: Epicoccum</text:p>
      <text:p text:style-name="P1"><text:s/>53: Helminthosporium<text:tab/><text:tab/><text:tab/>54: Pithomyces</text:p>
      <text:p text:style-name="P1"><text:s/>55: Pleospora<text:tab/><text:tab/><text:tab/><text:tab/><text:tab/>56: Polythrincium</text:p>
      <text:p text:style-name="P1"><text:s/>57: Stemphylium<text:tab/><text:tab/><text:tab/><text:tab/>58: Tetraploa</text:p>
      <text:p text:style-name="P1"><text:s/>59: Torula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it" fo:country="IT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it" fo:country="IT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imone Bettella</meta:initial-creator>
    <meta:creation-date>2026-03-04T09:44:19.763100363</meta:creation-date>
    <meta:printed-by>Simone Bettella</meta:printed-by>
    <meta:print-date>2026-03-04T09:52:24.237273819</meta:print-date>
    <dc:date>2026-03-04T09:53:00.350260152</dc:date>
    <dc:creator>Simone Bettella</dc:creator>
    <meta:editing-duration>PT8M41S</meta:editing-duration>
    <meta:editing-cycles>1</meta:editing-cycles>
    <meta:document-statistic meta:table-count="0" meta:image-count="0" meta:object-count="0" meta:page-count="1" meta:paragraph-count="31" meta:word-count="131" meta:character-count="1050" meta:non-whitespace-character-count="819"/>
    <meta:generator>LibreOffice/25.2.3.2$Linux_X86_64 LibreOffice_project/520$Build-2</meta:generator>
  </office:meta>
</office:document-meta>
</file>